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028a" officeooo:paragraph-rsid="0013028a"/>
    </style:style>
    <style:style style:name="P2" style:family="paragraph" style:parent-style-name="Text_20_body">
      <style:text-properties officeooo:rsid="00152a01" officeooo:paragraph-rsid="00152a01"/>
    </style:style>
    <style:style style:name="T1" style:family="text">
      <style:text-properties officeooo:rsid="0013028a"/>
    </style:style>
    <style:style style:name="T2" style:family="text">
      <style:text-properties officeooo:rsid="0013c8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etige AusführungsEinheit - <text:span text:style-name="T1">SAE</text:span></text:p>
      <text:p text:style-name="P1">Bei der SAE handelt es sich um ein System welches eine Anzahl stehender Wellen zur Verfügung stellt. Die Ausführung wird durch die Ermöglichung und Regelung von Wechselwirkung <text:span text:style-name="T2">zwischen diesen stehenden Wellen erreicht</text:span>.</text:p>
      <text:p text:style-name="P1"/>
      <text:h text:style-name="Heading_20_1" text:outline-level="1">1. Experimentelle Ausführung</text:h>
      <text:h text:style-name="Heading_20_2" text:outline-level="2">Hypothes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24:09.310420959</meta:creation-date>
    <dc:date>2017-10-30T00:06:21.618674027</dc:date>
    <meta:editing-duration>PT8H32M44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4" meta:word-count="40" meta:character-count="287" meta:non-whitespace-character-count="251"/>
  </office:meta>
</office:document-meta>
</file>